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24-02-07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23-01-2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22-01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20-01-0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19-01-1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17-01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16-01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15-01-21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14-02-12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13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</text:p>
          </table:table-cell>
          <table:table-cell office:value-type="string" calcext:value-type="string">
            <text:p>OGLA-076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